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6615" officeooo:paragraph-rsid="00096615"/>
    </style:style>
    <style:style style:name="P2" style:family="paragraph" style:parent-style-name="Standard" style:list-style-name="L1">
      <style:text-properties officeooo:rsid="00096615" officeooo:paragraph-rsid="00096615"/>
    </style:style>
    <style:style style:name="P3" style:family="paragraph" style:parent-style-name="Standard" style:list-style-name="L1">
      <style:text-properties officeooo:rsid="00096615" officeooo:paragraph-rsid="000aedac"/>
    </style:style>
    <style:style style:name="P4" style:family="paragraph" style:parent-style-name="Standard" style:list-style-name="L1">
      <style:text-properties officeooo:rsid="000aedac" officeooo:paragraph-rsid="000aedac"/>
    </style:style>
    <style:style style:name="P5" style:family="paragraph" style:parent-style-name="Standard">
      <style:text-properties officeooo:rsid="000aedac" officeooo:paragraph-rsid="000aedac"/>
    </style:style>
    <style:style style:name="P6" style:family="paragraph" style:parent-style-name="Standard">
      <style:text-properties officeooo:rsid="000c62ac" officeooo:paragraph-rsid="000c62ac"/>
    </style:style>
    <style:style style:name="P7" style:family="paragraph" style:parent-style-name="Standard" style:list-style-name="L1">
      <style:text-properties officeooo:rsid="000c62ac" officeooo:paragraph-rsid="000c62ac"/>
    </style:style>
    <style:style style:name="T1" style:family="text">
      <style:text-properties officeooo:rsid="000aed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AM Jeopardy</text:p>
      <text:p text:style-name="P1">Fr, 15.4.2016, R115, (gebucht ab 17:00Uhr)</text:p>
      <text:p text:style-name="P1"/>
      <text:list xml:id="list8740033060699418680" text:style-name="L1">
        <text:list-item>
          <text:p text:style-name="P2">Sprache: Englisch</text:p>
        </text:list-item>
        <text:list-item>
          <text:p text:style-name="P2">Einladung an SIAM Members, wiss. Mitarbeiter der Mathematik (Mailingliste über Fr. Breuer), Masterstudenten CES (Mailingliste ??)</text:p>
        </text:list-item>
        <text:list-item>
          <text:p text:style-name="P3"><text:span text:style-name="T1">Thomas erstellt </text:span>Flyer</text:p>
        </text:list-item>
        <text:list-item>
          <text:p text:style-name="P2">Tische im Raum bleiben <text:span text:style-name="T1">vorerst </text:span>drin, Kandidaten sitzen je 2 rechts und links orthogonal zur Tafel</text:p>
        </text:list-item>
        <text:list-item>
          <text:p text:style-name="P2">Nicht beantwortete Fragen werden ans Publikum weitergeleitet → kleine Preise verteilen</text:p>
        </text:list-item>
        <text:list-item>
          <text:p text:style-name="P2">Kandidatenauswahl erfolgt durch Luftballon werfen, wer ihn fängt darf spielen.</text:p>
        </text:list-item>
        <text:list-item>
          <text:p text:style-name="P4">Gespielt werden 4 Runden (3 Vorrunden + 1 Finalrunde) a 4 oder 5 Spieler </text:p>
        </text:list-item>
        <text:list-item>
          <text:p text:style-name="P4">Jeder Spieler erhält einen Preis</text:p>
        </text:list-item>
        <text:list-item>
          <text:p text:style-name="P4">Getränke und kleine Snacks sind kostenfrei (d-fine Sponsoring)</text:p>
        </text:list-item>
        <text:list-item>
          <text:p text:style-name="P4">Buzzer: </text:p>
          <text:list>
            <text:list-item>
              <text:p text:style-name="P4">HalliGalli Klingel (Jonas 1x)</text:p>
            </text:list-item>
            <text:list-item>
              <text:p text:style-name="P4">Tabu Tröte (Jonas, Steffi)</text:p>
            </text:list-item>
            <text:list-item>
              <text:p text:style-name="P4">Rezeptionsklingel (Thomas)</text:p>
            </text:list-item>
            <text:list-item>
              <text:p text:style-name="P4">Bongo-Trommel? (Roland)</text:p>
            </text:list-item>
            <text:list-item>
              <text:p text:style-name="P4">Alles, was Krach macht</text:p>
            </text:list-item>
          </text:list>
        </text:list-item>
        <text:list-item>
          <text:p text:style-name="P4">Punkte der Spieler auf Flipchart aufschreiben</text:p>
        </text:list-item>
        <text:list-item>
          <text:p text:style-name="P4">Namensschilder für die Spieler erstellen (Karteikarten)</text:p>
        </text:list-item>
        <text:list-item>
          <text:p text:style-name="P7">Spielkategorien sind vollständig, Fragen dazu werden von jedem erstellt</text:p>
        </text:list-item>
      </text:list>
      <text:p text:style-name="P5"/>
      <text:p text:style-name="P6">Nächstes Treffen: Donnerstag, 24.03.2016, 6pm, bei Steffi (Suermondtplatz 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ie Guenther</meta:initial-creator>
    <meta:creation-date>2016-03-17T09:18:42.696736898</meta:creation-date>
    <dc:date>2016-03-17T09:45:27.580074835</dc:date>
    <dc:creator>Stefanie Guenther</dc:creator>
    <meta:editing-duration>PT10M14S</meta:editing-duration>
    <meta:editing-cycles>2</meta:editing-cycles>
    <meta:generator>LibreOffice/5.0.5.2$Linux_X86_64 LibreOffice_project/00$Build-2</meta:generator>
    <meta:document-statistic meta:table-count="0" meta:image-count="0" meta:object-count="0" meta:page-count="1" meta:paragraph-count="21" meta:word-count="158" meta:character-count="1049" meta:non-whitespace-character-count="928"/>
  </office:meta>
</office:document-meta>
</file>